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잡소리</text:p>
      <text:p text:style-name="Normal">2019.09.30. KAL093 기내. 순항 중. 오유신.</text:p>
      <text:p text:style-name="Normal"/>
      <text:p text:style-name="Normal">가끔 가다보면 ‘살인의 충동’이라는 것이 들 때가 있다.</text:p>
      <text:p text:style-name="Normal">적어 놓고 보면 말이 조금 그렇기는 하다, 일반적으로 우리가 이 ‘살인’이라는 단어에 대하여 가지는 어감은 그렇게까지 좋지는 못하다.</text:p>
      <text:p text:style-name="Normal"/>
      <text:p text:style-name="Normal">하지만 진짜, 기숙사 생활을 - 물론 나는 겨우 1년 정도도 안되게 하기는 했지만 - 하다가 보면은, 진짜 함께 생활하는 룸메이트라던가, 다른 학생들을 말 그대로 진짜 ‘죽여버리고 싶은’ 충동이 들 때는 분명히 존재한다. 아무리 그나마 다른 고등학생들에 비하면 조금 나은 부류들을 모아 놓은 나의 경남과학고등학교이지만, 여전히 이들이 고등학생이 진정으로 맞는가라고 나 자신에게 항상 묻고는 한다.</text:p>
      <text:p text:style-name="Normal"/>
      <text:p text:style-name="Normal">적어도 대한민국의 고등학생이라면 기본 개념 정도야 가지고 있을 줄 알았는데, 그것은 분명한 나의 오산이었다. 내가 느끼는 바에 의하면, 해가 지날 수록 학생들의 평균 정신 연령이 현저히 저하되고 있다는 느낌이 든다. 예를 몇 가지 들어보도록 하자.</text:p>
      <text:p text:style-name="Normal"/>
      <text:p text:style-name="Normal">나는 3층 기숙사의 거의 끝 쪽에서 생활하고 있는데, 매일 12시에 야간 3차시 자율학습을 마치고 기숙사에 들어가면, 30분 내로 씻고 내일 하루를 위해 잠자리에 들어야 한다. 그렇기에 나는 서둘러서 양치를 하고 세수를 하러 나의 기숙사 방인 317호 바로 옆에 있는 화장실로 가곤 하는데, 그 때마다 항상 내 눈에 들어오는 것은 다른 친구들의 상당히 민망한 모습이다.</text:p>
      <text:p text:style-name="Normal"/>
      <text:p text:style-name="Normal">그들은 자그마치, 겨우 열 몇 발자국 남짓 걸으면 도달할 수 있는 멀쩡한 샤워실을 놔두고, 그 몇 발걸음마저 귀찮은지, 아니면 화장실을 매일 힘겹게 청소하시는 청소부 아주머니에게 크나큰 폐라도 끼치고 싶은 건지는 모르겠지만, 그 곳의 세면대에서, 분명히 머리를 가볍게 감을 수 있게 하기 위한 용도인 샤워기의 용도를 자그마치 확대 해석하여, 거기서 알몸 상태로 샤워를 한다! 항상 나 자신이 그곳에 갈 때마다 친구들을 대신하여 얼마나 부끄러운지 모르겠다. 그들에게 기본적인 개념이나 상식이라도 머릿속에 존재하는지 항상 의문이다.</text:p>
      <text:p text:style-name="Normal"/>
      <text:p text:style-name="Normal">이들의 문제점은 여기에서 그치지 않는다. 일단 우리 경남과학고등학교 36기의 2층 합강의 평소 분위기를 생각해보자. 얼마 전, 2학기 1차고사 시험기간임에도 불구하고, 긴장이 느슨한 것인지, 너무 긴장해서 미쳐버린 것인지는 모르겠으나, 이 이상한 나의 친구들은 합강에서 도무지 집중할 줄을 모른다. 옆자리를 돌아다니는 것은 기본이고, 공부해야 할 시간에 왜 저리 활승(활동승인서)은 활승대로 끊는지, 가끔 나 자신은 왜 그들이 여기 경남과학고등학교에 1학년 학생이라고 앉아있는 것인지 의문스러울 때가 많다. 도대체, 그들은 무슨 생각으로 이 고등학교에 들어온 것일까? 아마 확신컨대 그들은 부모의 등쌀에 밀려 아무 생각없이, 그저 여기만 다니다보면 대학은 알아서 잘 가겠지라는 안이한 생각으로서 존재하는 것이 아닐까.</text:p>
      <text:p text:style-name="Normal"/>
      <text:p text:style-name="Normal">유시민 작가가 2002년에 쓴 ‘유시민의 경제학 카페’를 읽고서, 나는 모영화 선생님의 국어 독서토론 수행평가를 위해 제출한 수다 보고서와 그 붙임에서, ‘우리는 왜 공부를 하는가’라는 주제로서 짧은 글을 하나 남긴 바가 있다. 분명, ‘왜 공부를 하는가?’라는 질문에 대해서는 정말 나로서도 대답하기 힘든 것이 사실이다. 다른 친구들에게 물어보아도 정확하게 자신이 알고 있던 사람은 거의 없었고, 심지어 나 조차도 거의 최근에서야 그 원인을 찾아냈기 때문이다.</text:p>
      <text:p text:style-name="Normal"/>
      <text:p text:style-name="Normal">다른 친구들은 모르겠지만, 우선적으로 나 자신의 경우에는 ‘공부의 동기’는 크게 나 자신의 사상을 구성하는 두 축에서부터 기원한다고 말하겠다. 첫째는 ‘호모포비아’이고, 둘째는 ‘순수 이기주의’라고 말할 수 있겠다. 첫째를 설명하기 전에, 먼저 둘째 요인을 설명할 필요가 있다. 인간이 타인에 대하여 취하는 태도는 크게 두 가지로 나누어진다고들 한다. 하나는 타인에 비하여 자신을 우선시하는 경우이고, 둘째는 자신보다 타인을 우선시하는 경우라고 하겠다. 뭐, 조지 오웰 - 그 유명한 소설 1984를 쓴 작가 - 은 그의 수필인 ‘나는 왜 쓰는가(Why I write)’에서 사람이 나이 서른 즈음을 넘기면 대게 자신의 삶을 포기하고 타인을 위한 삶을 산다고 말하기는 했지만, 나는 아직 서른도 넘기지 않은 - 물론 다른 친구들이 나를 평가하기에는 애늙은이라 70을 넘긴 것 같다고들 하지만 - 17년의 짧은 인생을 살아온 청소년에 불과하기에, 나중에 바뀔지는 모르겠지만, 현재의 나는 전자의 경우, 즉 타인에 비하여 자신을 우선시 하는 경우라고 말할 수 있겠다.</text:p>
      <text:p text:style-name="Normal"/>
      <text:p text:style-name="Normal">나라는 인간도 참 재미있는 것이, 나의 근본적인 믿음 중 하나가 - 물론 최근에 조금씩 흔들리는 경우가 있지만 이는 나중에 논하도록 하자 - 모든 인간의 언행은 순수 이기주의적인 관점으로서의 인간 모델로서 해석할 수 있다는 것이다. 말이 약간 어렵게 느껴질수도 있겠으니 조금 부연 설명을 보태도록 하자.</text:p>
      <text:p text:style-name="Normal"/>
      <text:p text:style-name="Normal">내가 이름붙인 이른바 ‘순수 이기주의적인 관점으로서의 인간 모델’은 어찌 보면 경제학에서 근본적으로 가정하고 있는 인간상과도 동일한데 - 그래서 ‘유시민의 경제학 카페’라는 경제 교양 서적을 꽤나 재미있게 읽을 수 있었는지도 모르겠다는 생각이 조금 들지만 - 그 ‘경제학에서의 인간상’으로 말하자면, 자신의 이익(쾌락)은 극대화하고, 손해(고통)는 최소화하려고 하면서, 합리적인 선택을 하는 인간이 바로 그것이다. 물론, 여러가지 반론이 제기될 수는 있다. 우선 모든 인간은 합리적인 선택을 항상 할 수는 없다. 그렇다. 그것은 분명히 맞는 말이다. 이것에 대해서는 나에게는 별로 반박할 말은 없다. 그러나 또 다른 반론인, 그러면 마하트마 간디, 달라이 라마와 같은 성인들의 경우는 어떻게 된 것이냐, 이들은 ‘순수 이기주의적인 관점으로서의 인간 모델’에 합치되지 않는 것 아닌가라는 물음에 대하여서는, 할 말이 많다.</text:p>
      <text:p text:style-name="Normal"/>
      <text:p text:style-name="Normal">나는 약간 극단적 성향을 띠는 이기주의자이자 개인주의자라서, 이러한 모든 성인들의 행동도 결국 자신들의 이익을 위한 행동이라고 본다. 무슨 말이냐, 약간 이해하기 어려울 수도 있는데, 우리가 타인을 위해 행하는 모든 행위는 결국 자신의 ‘부메랑으로서의 이익’을 위한 계산된 행동이라는 것이 내 생각이다. ‘부메랑으로서의 이익’이 무엇이냐고 묻는다면, 한 가지 예를 들 수 있겠다. 예를 들자면, 내가 곧 다가올 동생의 생일을 위하여 생일 선물을 산다라는 결정을 한 것의 바탕에는, 사실 그 다음 해에 돌아오는 나의 생일 때 동생으로부터 비슷한 가격 또는 가치를 가진 선물을 원하기 때문이다. 이는 대부분의 사람들이 경험하는, 사실 느끼지 못하더라고 깊은 곳까지 자신을 성찰하였을 때 충분히 발견할 수 있는 사실 순수하게 이기적인 자기 자신의 모습이다.</text:p>
      <text:p text:style-name="Normal">그리고 성인들의 행동은, 이러한 계산된 ‘부메랑으로서의 이익’의 계산과 실천이 수도 없이 반복되어 내면화된 것으로서, 자신도 모르는 무의식 속에 그러한 관념이 박힌 결과라고 나는 생각한다. 결국, 자기 자신의 무의식에 이러한 관념이 박혀 있는 것이므로, 자기 자신은 그 행동을 행하면서 자신의 양심에 따른 결과라고는 하지만, 나는 이것이 양심에 의한 결과라는 이러한 주장에는 동의할 수는 없는 것이다.</text:p>
      <text:p text:style-name="Normal"/>
      <text:p text:style-name="Normal">그리고 첫번째, 이 첫번째의 주장은 이러한 나의 근본적인 성찰 결과로부터 근본되는데, 결국 온전한 나 자신을 찾기 위해, 실제 나 자신이 아닌 모습을 하나 하나 걷어가다가 보면, 즉 내가 평소에 쓰고 있던 모든 가면을 벗다 보면, 결국 남는 것은 온전히 내면 속에 잠들어 있던 짐승 하나라는 것이다. 이성이라고는 찾아볼 수 없는, 순수히 감정에 휩쓸리는, 그렇게 함으로서 모든 도덕과 규율을 무시하고, 순수히 ‘나 이거 할래!’라며 떼쓰고 고집부리는 이른바 원시 시대의 원숭이가 아직 잔재해 있는 것이다. 나 자신의 내면에서 그러한 모습을 스스로 발견할 수 있는 것은 나의 ‘호모포비아’, 즉 ‘인간에 대한 공포’의 출발점이다.</text:p>
      <text:p text:style-name="Normal"/>
      <text:p text:style-name="Normal">돌이켜보면, 수많은 역사에서, 그리고 베르나르 베르베르가 그의 저서 ‘개미’에서 개미 103호의 말을 빌려 지적했듯이 인류의 역사라는 것은 크고 작건 살인의 연속이다. 그의 말대로, 우리는 우선 ‘죽여놓고’ 그 다음에 어떻게 할지 토의를 한다. 과연, 우리가 지구라는 이 조그만한 땅덩어리의 주인이 되기 위해서, 자신의 인종이 우월하다고 생각해서, 다른 이들에게 ‘민주주의’라는 것을 전파하기 위해서, 굳이 총기와 전투기들, 폭탄들을 이용해 수많은 개인의 생명을 희생하면서까지, 그렇게 마치 자신들이 항상 옳다는 것처럼, 산타클로스 마냥 선물이라도 주는 것처럼 진행했던 그 이전의 군국주의와 자국우선주의의 어리석은 행태들은 결코 정당화 될 수 없다고 이야기하는 것이 옳을 것이다.</text:p>
      <text:p text:style-name="Normal"/>
      <text:p text:style-name="Normal">여전히 나는 어릴 적 나 자신이 스스로에게 던졌던 질문을 곱씹어본다. ‘인간이란 대체 무엇인가?’ 그것이 나의 인간에 대한 두려움의 극복 방법이자, 내가 한없이 배신당한 인간들을 탐구해보고 싶은 근본적인 호기심의 발현이었다. 그렇게 나는 공부를 시작했다. 그저 궁금해서, 그저 그 막연한 두려움으로부터 벗어나고 싶어서, 나는 그렇게 시작했던 것이었다. 그게 내가 나 자신을 살펴보고 내린, 나 자신을 구성하는 두 개의 사상축으로부터 유추한, ‘나 자신이 공부하는 이유’가 되겠다.</text:p>
      <text:p text:style-name="Normal"/>
      <text:p text:style-name="Normal">이야기가 딴 대로 세어버렸다. 하지만, 이러한 ‘나 자신이 공부하는 이유’도 모르고서 자신이 학교를 다니고 있다는 것을 깨닫지 못하는 무념무상의 학생들은 매우 곤란하다. 자신의 정체성마저, 자신의 실체마저 확립하지 못한 학생들이 무슨 장래희망이 어떻거니를 논할 수 있겠는가, 나 자신을 조금이라도 더 알고 싶어서 스스로에게 한없이 물어보고, 자신의 내부를 살펴보고, 살피지 않는다면 그 학생은 필히 ‘죽은 학생’이라 말할 것이다. 학생의 근본이 호기심과 탐구의 자세에 있다면, 그 근본을 구성하는 것을 갖추지 않은 어린 청소년들은 ‘학생’의 축에 끼지 못하리라.</text:p>
      <text:p text:style-name="Normal"/>
      <text:p text:style-name="Normal">허나 이러한 나의 친구들과 주변인들이 호기심을 가지지 못하고, 자신에게 질문을 던져보지 못하는 이유는 비단 그들 자신만의 탓은 아니다. 나는 이에 대하여 국가와 공동체의 책임 또한 상당하다고 본다.</text:p>
      <text:p text:style-name="Normal"/>
      <text:p text:style-name="Normal">나는 상당히 교육에 대하여 비판적인 시각을 가지고 있는 사람인데, 이른바 기-승-전-교육으로 대표되는 ‘만사교육원인설’을 떠벌리고 다니는 부류에 속한다. 별로 교육자들의 입장에서는 썩 달갑지는 않겠지만, 나는 현대 교육은 최고로 악랄한 범죄라고 생각한다.</text:p>
      <text:p text:style-name="Normal"/>
      <text:p text:style-name="Normal">유튜브에서 ‘근대 교육을 재판합니다’라는 영상을 찾아서 보라. 현대의 교육은 결국 19세기의 산업 혁명 때, 대량의 동일한 교육 과정을 이수한 공장 노동 계층을 생산하기 위하여 만들어진 시스템 중 하나이다. 이러한 교육 시스템은, 지난 150년 동안 자동차는 헨리 포드의 원시적인 T형 모델에서 오늘날의 메르세데스-벤츠의 럭셔리한 모델에 이르기까지, 라이트 형제의 복엽기가 오늘날 나 자신이 타고 워싱턴으로 향하고 있는 대한항공의 Boeing 777-300ER Series에 이르기까지, 그리고 휴대전화가 예전 추억의 벽돌폰에서 오늘날의 스마트폰에 이르기까지, 교실에 아이들을 수용하고, 일정 인원의 학생들을 한 명의 교사가 담당하게 하는 시스템, 시간을 정해놓고 번갈아가며 교사가 들어와 아이들에게 지식을 ‘나누어준다’고 말하고 ‘집어넣는다’고 읽는 교육 시스템은 단 한 번도, 이 강산이 15번 변하기에도 충분한 시간 동안 전혀 변하지 않았다. 이는 분명히 우리가 경악해야 할 만한 사실이다.</text:p>
      <text:p text:style-name="Normal"/>
      <text:p text:style-name="Normal">근대의 교육은 인생에는 다양한 방식이 존재하고, 개개인이 자라온 환경과, 그들이 겪은 일(경험)들, 그리고 그들 자신이 그러한 요소들의 영향을 받아 만들어낸 가치관들이 있다는 것을 거의 고려하지 못한다고 봐야 한다. 근대 교육은 일원화된 시스템으로서, 학생들을 하나로 사고하게 만들고 하나로 판단하게 만들려고 한다. 이는 다양성의 억압이자, 대중의 노예화요, 개인의 말살이다. 개인주의적인 관점에서는 그렇게 해석할 수 밖에 없다.</text:p>
      <text:p text:style-name="Normal"/>
      <text:p text:style-name="Normal">얼마 전 - 조금 된 것 같기는 한데 - 우리 학교에 특강을 오셨던 교수님 중의 한 분께서는 이렇게 말씀하셨던 바가 있다. “고등학교 때가 아니면 이 많은 지식들을 언제 접할 겁니까? 이런 지식들이 있구나... 라고 학생들이 반강제적이라도 우리가 교육이라는 행위를 통하여 이들에게 새로운 것들을 소개시켜주지 않는다면, 학생들이 그들의 잠재력을 찾고 그들의 재능을 개발하는데 있어 오히려 방해가 되지 않을까요?” 글쎄, 분명 교수님의 말씀도 맞기는 하다. 그러나 나는 여전히 그 의견에 동의할 수 없는데, 그들의 재능을 개발하는데 있어 방해가 되더라도, 나는 개인의 자유의사가 우선인 자유주의자이기도 하기 때문이다. 그렇기 때문에, 나는 최대한 국가의 개입이 개인 사이에 최소화되어야 한다는 입장이며, 동시에 국가는 별 필요가 없다고 생각하는 아나키스트에도 들어간다.</text:p>
      <text:p text:style-name="Normal"/>
      <text:p text:style-name="Normal">근대 교육 시스템을 설계하고 운영하는 국가라는 존재도 살펴보면 상당히 재미있다. 국가라는 것의 기원에 대해서는 여러가지 설이 있는데, 그 중에 나 자신이 가장 타당하다고 생각하는(사실 그렇다고 쓰고 가장 마음에 든다고 읽는 것이다) 주장은 프랑스의 정치철학자이자 사상가인 장 자크 루소가 주장한 ‘사회계약론’이다. 사회계약론에 따르면, 처음 국가가 없던 시기에, 개인은 자신을 오로지 스스로 보호해야 했고, 그래서 그 효율성이 떨어지는데다가 자신의 생존에게 이익이 되는 방안은 결국 개인들이 모여서 공동체를 형성하면서, 자신의 자유 일부를 대가로 하여 보호와 안정을 국가에 요구함으로서 고대 국가가 성립되었다고 보는 설이다. 적어도 이런 설에 따르면, 국가는 반드시 그 구성원을 보호하여야 하는데, 우리는 실제로 헌법과 그 산하에서 지휘감독되고 있는 법률 체계에 의하여 보호 받고 있다.</text:p>
      <text:p text:style-name="Normal"/>
      <text:p text:style-name="Normal">그러나 이 ‘보호’라는 말도 상당히 애매한데, 다른 이들은 어떨련지는 나는 모르겠으나, 나는 적어도 이 ‘보호’라는 단어 내에는 개인의 생명과 재산 등을 단순히 보호하는 것뿐만이 아니라, 개인의 자주성, 정체성, 고유성을 보호하는 것도 포함된다고 생각한다. 그런 관점에서 보면, 근대 교육은 국가가 본래의 성립 목적을 상실한 결과라고, 그렇게 일원화된 시스템으로서 수많은 학생들을 말살하고 바보로 만든, 근대 교육은 살인자와 다름 없다. 근대 교육은 학생들을 죽였다. 무참히 살해했고, 그들이 두 번 다시는 정상인으로 돌아갈 수 없을 정도로 학생들의 정신을 갈갈이 찢어 본래의 형체조차 알아볼 수 없게 했다. 잔인하다.</text:p>
      <text:p text:style-name="Normal"/>
      <text:p text:style-name="Normal">말이 길었다. 하지만 이 모든 잡소리를 통해서 내가 시사하고자 하는 것은 단 하나이다. 우리 학교, 우리 기수에 문제가 있다면, 이는 비단 그 머저리들의 탓도 있겠지만, 그들의 정신연령이 낮은 탓도 있겠지만, 그들의 정신연령이 낮도록 방치해둔, 국가와 그들이 속해있던 사회 집단에게도 책임을 반드시 물을 수 있다는 것이다. 하지만, 그들에게 책임을 묻기 전에 우선 시급한 것은, 우리들 자신의 인식을 바꾸는 것이라고 할 수 있겠다.</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